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base) csl4@csl4-HP-280-Pro-G5-MT-Business-PC:~$ sudo su </text:p>
      <text:p text:style-name="Standard">[sudo] password for csl4: </text:p>
      <text:p text:style-name="Standard">root@csl4-HP-280-Pro-G5-MT-Business-PC:/home/csl4# mysql</text:p>
      <text:p text:style-name="Standard">Welcome to the MySQL monitor. <text:s/>Commands end with ; or \g.</text:p>
      <text:p text:style-name="Standard">Your MySQL connection id is 2</text:p>
      <text:p text:style-name="Standard">Server version: 5.7.42-0ubuntu0.18.04.1 (Ubuntu)</text:p>
      <text:p text:style-name="Standard"/>
      <text:p text:style-name="Standard">Copyright (c) 2000, 2023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DBMSPrac <text:s text:c="10"/>|</text:p>
      <text:p text:style-name="Standard">| Demo <text:s text:c="14"/>|</text:p>
      <text:p text:style-name="Standard">| Library <text:s text:c="11"/>|</text:p>
      <text:p text:style-name="Standard">| MOVIE <text:s text:c="13"/>|</text:p>
      <text:p text:style-name="Standard">| banking <text:s text:c="11"/>|</text:p>
      <text:p text:style-name="Standard">| customer <text:s text:c="10"/>|</text:p>
      <text:p text:style-name="Standard">| mysql <text:s text:c="13"/>|</text:p>
      <text:p text:style-name="Standard">| performance_schema |</text:p>
      <text:p text:style-name="Standard">| student <text:s text:c="11"/>|</text:p>
      <text:p text:style-name="Standard">| student_it <text:s text:c="8"/>|</text:p>
      <text:p text:style-name="Standard">| student_tb <text:s text:c="8"/>|</text:p>
      <text:p text:style-name="Standard">| sys <text:s text:c="15"/>|</text:p>
      <text:p text:style-name="Standard">+--------------------+</text:p>
      <text:p text:style-name="Standard">13 rows in set (0.08 sec)</text:p>
      <text:p text:style-name="Standard"/>
      <text:p text:style-name="Standard">mysql&gt; USE student_tb 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ELECT * FROM EMPLOYEE;</text:p>
      <text:p text:style-name="Standard">+--------+--------+----------+------------------+</text:p>
      <text:p text:style-name="Standard">| name <text:s text:c="2"/>| street | city <text:s text:c="4"/>| email_id <text:s text:c="8"/>|</text:p>
      <text:p text:style-name="Standard">+--------+--------+----------+------------------+</text:p>
      <text:p text:style-name="Standard">| ram <text:s text:c="3"/>| mg <text:s text:c="4"/>| pune <text:s text:c="4"/>| ram@gmail.com <text:s text:c="3"/>|</text:p>
      <text:p text:style-name="Standard">| rishi <text:s/>| fc <text:s text:c="4"/>| pune <text:s text:c="4"/>| rishi@gmail.com <text:s/>|</text:p>
      <text:p text:style-name="Standard">| somil <text:s/>| break <text:s/>| mumbai <text:s text:c="2"/>| somil@gmail.com <text:s/>|</text:p>
      <text:p text:style-name="Standard">| tanmay | won <text:s text:c="3"/>| mumbai <text:s text:c="2"/>| tanmay@gmail.com |</text:p>
      <text:p text:style-name="Standard">| ramesh | bakshi | jamnagar | ramesh@gmail.com |</text:p>
      <text:p text:style-name="Standard">| sunita | tano <text:s text:c="2"/>| jaipur <text:s text:c="2"/>| sunita@gmail.com |</text:p>
      <text:p text:style-name="Standard">+--------+--------+----------+------------------+</text:p>
      <text:p text:style-name="Standard">6 rows in set (0.00 sec)</text:p>
      <text:p text:style-name="Standard"><text:soft-page-break/></text:p>
      <text:p text:style-name="Standard">mysql&gt; SELECT * FROM WORKS;</text:p>
      <text:p text:style-name="Standard">+--------------+---------+------------------+</text:p>
      <text:p text:style-name="Standard">| company_name | salary <text:s/>| email_id <text:s text:c="8"/>|</text:p>
      <text:p text:style-name="Standard">+--------------+---------+------------------+</text:p>
      <text:p text:style-name="Standard">| ZS <text:s text:c="10"/>| <text:s text:c="2"/>60000 | John@gmail.com <text:s text:c="2"/>|</text:p>
      <text:p text:style-name="Standard">| oracle <text:s text:c="6"/>| 1000000 | rishi@gmail.com <text:s/>|</text:p>
      <text:p text:style-name="Standard">| ZS <text:s text:c="10"/>| <text:s text:c="2"/>20000 | sunita@gmail.com |</text:p>
      <text:p text:style-name="Standard">| Mastercard <text:s text:c="2"/>| <text:s/>200000 | tanmay@gmail.com |</text:p>
      <text:p text:style-name="Standard">+--------------+---------+------------------+</text:p>
      <text:p text:style-name="Standard">4 rows in set (0.00 sec)</text:p>
      <text:p text:style-name="Standard"/>
      <text:p text:style-name="Standard">mysql&gt; SELECT * FROM MANAGES;</text:p>
      <text:p text:style-name="Standard">+-----------------+-----------+</text:p>
      <text:p text:style-name="Standard">| email_id <text:s text:c="7"/>| dept_name |</text:p>
      <text:p text:style-name="Standard">+-----------------+-----------+</text:p>
      <text:p text:style-name="Standard">| rishi@gmail.com | HR <text:s text:c="7"/>|</text:p>
      <text:p text:style-name="Standard">+-----------------+-----------+</text:p>
      <text:p text:style-name="Standard">1 row in set (0.00 sec)</text:p>
      <text:p text:style-name="Standard"/>
      <text:p text:style-name="Standard">mysql&gt; SELECT * FROM COMPANY ;</text:p>
      <text:p text:style-name="Standard">+--------------+------+</text:p>
      <text:p text:style-name="Standard">| company_name | city |</text:p>
      <text:p text:style-name="Standard">+--------------+------+</text:p>
      <text:p text:style-name="Standard">| oracle <text:s text:c="6"/>| pune |</text:p>
      <text:p text:style-name="Standard">+--------------+------+</text:p>
      <text:p text:style-name="Standard">1 row in set (0.01 sec)</text:p>
      <text:p text:style-name="Standard"/>
      <text:p text:style-name="Standard">mysql&gt; INSERT INTO EMPLOYEE </text:p>
      <text:p text:style-name="Standard"><text:s text:c="4"/>-&gt; (name, street,city,email_id)</text:p>
      <text:p text:style-name="Standard"><text:s text:c="4"/>-&gt; VALUES( 'suresh','oldtown','ottawa','suresh@gmail.com);</text:p>
      <text:p text:style-name="Standard"><text:s text:c="4"/>'&gt; VALUES( 'suresh','oldtown','ottawa','suresh@gmail.com');</text:p>
      <text:p text:style-name="Standard"><text:s text:c="4"/>'&gt; ;</text:p>
      <text:p text:style-name="Standard"><text:s text:c="4"/>'&gt; exit</text:p>
      <text:p text:style-name="Standard"><text:s text:c="4"/>'&gt; ;</text:p>
      <text:p text:style-name="Standard"><text:s text:c="4"/>'&gt; end;</text:p>
      <text:p text:style-name="Standard"><text:s text:c="4"/>'&gt; end</text:p>
      <text:p text:style-name="Standard"><text:s text:c="4"/>'&gt; ^C</text:p>
      <text:p text:style-name="Standard"/>
      <text:p text:style-name="Standard">^C</text:p>
      <text:p text:style-name="Standard">mysql&gt; CREATE VIEW high_salary_employee AS SELECT name,street </text:p>
      <text:p text:style-name="Standard"><text:s text:c="4"/>-&gt; FROM EMPLOYEE</text:p>
      <text:p text:style-name="Standard"><text:s text:c="4"/>-&gt; WHERE salary &gt; 50000;</text:p>
      <text:p text:style-name="Standard">ERROR 1054 (42S22): Unknown column 'salary' in 'where clause'</text:p>
      <text:p text:style-name="Standard">mysql&gt; CREATE VIEW high_salary_employee AS SELECT name,street <text:s/>FROM WORKS WHERE salary &gt; 50000;</text:p>
      <text:p text:style-name="Standard">ERROR 1054 (42S22): Unknown column 'name' in 'field list'</text:p>
      <text:p text:style-name="Standard">mysql&gt; CREATE VIEW high_salary_employee AS SELECT company_name,email_id <text:s/>FROM WORKS WHERE salary &gt; 50000;</text:p>
      <text:p text:style-name="Standard">Query OK, 0 rows affected (0.04 sec)</text:p>
      <text:p text:style-name="Standard"/>
      <text:p text:style-name="Standard">mysql&gt; SELECT * FROM high_salary_employee;</text:p>
      <text:p text:style-name="Standard"><text:soft-page-break/>+--------------+------------------+</text:p>
      <text:p text:style-name="Standard">| company_name | email_id <text:s text:c="8"/>|</text:p>
      <text:p text:style-name="Standard">+--------------+------------------+</text:p>
      <text:p text:style-name="Standard">| ZS <text:s text:c="10"/>| John@gmail.com <text:s text:c="2"/>|</text:p>
      <text:p text:style-name="Standard">| oracle <text:s text:c="6"/>| rishi@gmail.com <text:s/>|</text:p>
      <text:p text:style-name="Standard">| Mastercard <text:s text:c="2"/>| tanmay@gmail.com |</text:p>
      <text:p text:style-name="Standard">+--------------+------------------+</text:p>
      <text:p text:style-name="Standard">3 rows in set (0.00 sec)</text:p>
      <text:p text:style-name="Standard"/>
      <text:p text:style-name="Standard">mysql&gt; DROP VIEW high_salary_employee;</text:p>
      <text:p text:style-name="Standard">Query OK, 0 rows affected (0.00 sec)</text:p>
      <text:p text:style-name="Standard"/>
      <text:p text:style-name="Standard">mysql&gt; CREATE VIEW high_salary_employees AS SELECT company_name,email_id <text:s/>FROM WORKS WHERE salary &gt; 50000;</text:p>
      <text:p text:style-name="Standard">Query OK, 0 rows affected (0.03 sec)</text:p>
      <text:p text:style-name="Standard"/>
      <text:p text:style-name="Standard">mysql&gt; SELECT * FROM high_salary_employees; <text:s text:c="36"/>+--------------+------------------+</text:p>
      <text:p text:style-name="Standard">| company_name | email_id <text:s text:c="8"/>|</text:p>
      <text:p text:style-name="Standard">+--------------+------------------+</text:p>
      <text:p text:style-name="Standard">| ZS <text:s text:c="10"/>| John@gmail.com <text:s text:c="2"/>|</text:p>
      <text:p text:style-name="Standard">| oracle <text:s text:c="6"/>| rishi@gmail.com <text:s/>|</text:p>
      <text:p text:style-name="Standard">| Mastercard <text:s text:c="2"/>| tanmay@gmail.com |</text:p>
      <text:p text:style-name="Standard">+--------------+------------------+</text:p>
      <text:p text:style-name="Standard">3 rows in set (0.00 sec)</text:p>
      <text:p text:style-name="Standard"/>
      <text:p text:style-name="Standard">mysql&gt; INSERT INTO WORKS('ZS',40000,'somil@gmail.com');</text:p>
      <text:p text:style-name="Standard">ERROR 1064 (42000): You have an error in your SQL syntax; check the manual that corresponds to your MySQL server version for the right syntax to use near ''ZS',40000,'somil@gmail.com')' at line 1</text:p>
      <text:p text:style-name="Standard">mysql&gt; INSERT INTO WORKS('ZS',40000,'somil@gmail.com');</text:p>
      <text:p text:style-name="Standard">ERROR 1064 (42000): You have an error in your SQL syntax; check the manual that corresponds to your MySQL server version for the right syntax to use near ''ZS',40000,'somil@gmail.com')' at line 1</text:p>
      <text:p text:style-name="Standard">mysql&gt; INSERT INTO WORKS VALUES('ZS',40000,'somil@gmail.com');</text:p>
      <text:p text:style-name="Standard">Query OK, 1 row affected (0.04 sec)</text:p>
      <text:p text:style-name="Standard"/>
      <text:p text:style-name="Standard">mysql&gt; SELECT * FROM WORKS ;</text:p>
      <text:p text:style-name="Standard">+--------------+---------+------------------+</text:p>
      <text:p text:style-name="Standard">| company_name | salary <text:s/>| email_id <text:s text:c="8"/>|</text:p>
      <text:p text:style-name="Standard">+--------------+---------+------------------+</text:p>
      <text:p text:style-name="Standard">| ZS <text:s text:c="10"/>| <text:s text:c="2"/>60000 | John@gmail.com <text:s text:c="2"/>|</text:p>
      <text:p text:style-name="Standard">| oracle <text:s text:c="6"/>| 1000000 | rishi@gmail.com <text:s/>|</text:p>
      <text:p text:style-name="Standard">| ZS <text:s text:c="10"/>| <text:s text:c="2"/>40000 | somil@gmail.com <text:s/>|</text:p>
      <text:p text:style-name="Standard">| ZS <text:s text:c="10"/>| <text:s text:c="2"/>20000 | sunita@gmail.com |</text:p>
      <text:p text:style-name="Standard">| Mastercard <text:s text:c="2"/>| <text:s/>200000 | tanmay@gmail.com |</text:p>
      <text:p text:style-name="Standard">+--------------+---------+------------------+</text:p>
      <text:p text:style-name="Standard">5 rows in set (0.00 sec)</text:p>
      <text:p text:style-name="Standard"/>
      <text:p text:style-name="Standard">mysql&gt; CREATE VIEW high_salary_employees AS SELECT company_name,email_id <text:s/>FROM WORKS WHERE company_name = 'ZS' AND salary &gt; 50000;</text:p>
      <text:p text:style-name="Standard">ERROR 1050 (42S01): Table 'high_salary_employees' already exists</text:p>
      <text:p text:style-name="Standard"><text:soft-page-break/>mysql&gt; CREATE VIEW high_employees AS SELECT company_name,email_id <text:s/>FROM WORKS WHERE company_name = 'ZS' AND salary &gt; 50000;</text:p>
      <text:p text:style-name="Standard">Query OK, 0 rows affected (0.03 sec)</text:p>
      <text:p text:style-name="Standard"/>
      <text:p text:style-name="Standard">mysql&gt; SELECT * FROM high_employees;</text:p>
      <text:p text:style-name="Standard">+--------------+----------------+</text:p>
      <text:p text:style-name="Standard">| company_name | email_id <text:s text:c="6"/>|</text:p>
      <text:p text:style-name="Standard">+--------------+----------------+</text:p>
      <text:p text:style-name="Standard">| ZS <text:s text:c="10"/>| John@gmail.com |</text:p>
      <text:p text:style-name="Standard">+--------------+----------------+</text:p>
      <text:p text:style-name="Standard">1 row in set (0.00 sec)</text:p>
      <text:p text:style-name="Standard"/>
      <text:p text:style-name="Standard">mysql&gt; CREATE INDEX place on EMPLOYEE(city);</text:p>
      <text:p text:style-name="Standard">Query OK, 0 rows affected (0.28 sec)</text:p>
      <text:p text:style-name="Standard">Records: 0 <text:s/>Duplicates: 0 <text:s/>Warnings: 0</text:p>
      <text:p text:style-name="Standard"/>
      <text:p text:style-name="Standard">mysql&gt; SHOW INDEX FROM EMPLOYEE;</text:p>
      <text:p text:style-name="Standard">+----------+------------+--------------+--------------+-------------+-----------+-------------+----------+--------+------+------------+---------+---------------+</text:p>
      <text:p text:style-name="Standard">| Table <text:s text:c="3"/>| Non_unique | Key_name <text:s text:c="4"/>| Seq_in_index | Column_name | Collation | Cardinality | Sub_part | Packed | Null | Index_type | Comment | Index_comment |</text:p>
      <text:p text:style-name="Standard">+----------+------------+--------------+--------------+-------------+-----------+-------------+----------+--------+------+------------+---------+---------------+</text:p>
      <text:p text:style-name="Standard">| EMPLOYEE | <text:s text:c="9"/>1 | idx_lastname | <text:s text:c="11"/>1 | name <text:s text:c="7"/>| A <text:s text:c="8"/>| <text:s text:c="10"/>6 | <text:s text:c="4"/>NULL | NULL <text:s text:c="2"/>| YES <text:s/>| BTREE <text:s text:c="5"/>| <text:s text:c="8"/>| <text:s text:c="14"/>|</text:p>
      <text:p text:style-name="Standard">| EMPLOYEE | <text:s text:c="9"/>1 | name <text:s text:c="8"/>| <text:s text:c="11"/>1 | name <text:s text:c="7"/>| A <text:s text:c="8"/>| <text:s text:c="10"/>6 | <text:s text:c="4"/>NULL | NULL <text:s text:c="2"/>| YES <text:s/>| BTREE <text:s text:c="5"/>| <text:s text:c="8"/>| <text:s text:c="14"/>|</text:p>
      <text:p text:style-name="Standard">| EMPLOYEE | <text:s text:c="9"/>1 | place <text:s text:c="7"/>| <text:s text:c="11"/>1 | city <text:s text:c="7"/>| A <text:s text:c="8"/>| <text:s text:c="10"/>4 | <text:s text:c="4"/>NULL | NULL <text:s text:c="2"/>| YES <text:s/>| BTREE <text:s text:c="5"/>| <text:s text:c="8"/>| <text:s text:c="14"/>|</text:p>
      <text:p text:style-name="Standard">+----------+------------+--------------+--------------+-------------+-----------+-------------+----------+--------+------+------------+---------+---------------+</text:p>
      <text:p text:style-name="Standard">3 rows in set (0.00 sec)</text:p>
      <text:p text:style-name="Standard"/>
      <text:p text:style-name="Standard">mysql&gt; CREATE INDEX place on COMPANY(city);</text:p>
      <text:p text:style-name="Standard">Query OK, 0 rows affected (0.28 sec)</text:p>
      <text:p text:style-name="Standard">Records: 0 <text:s/>Duplicates: 0 <text:s/>Warnings: 0</text:p>
      <text:p text:style-name="Standard"/>
      <text:p text:style-name="Standard">mysql&gt; SHOW INDEX FROM COMPANY ;</text:p>
      <text:p text:style-name="Standard">+---------+------------+----------+--------------+--------------+-----------+-------------+----------+--------+------+------------+---------+---------------+</text:p>
      <text:p text:style-name="Standard">| Table <text:s text:c="2"/>| Non_unique | Key_name | Seq_in_index | Column_name <text:s/>| Collation | Cardinality | Sub_part | Packed | Null | Index_type | Comment | Index_comment |</text:p>
      <text:p text:style-name="Standard">+---------+------------+----------+--------------+--------------+-----------+-------------+----------+--------+------+------------+---------+---------------+</text:p>
      <text:p text:style-name="Standard">| COMPANY | <text:s text:c="9"/>0 | PRIMARY <text:s/>| <text:s text:c="11"/>1 | company_name | A <text:s text:c="8"/>| <text:s text:c="10"/>1 | <text:s text:c="4"/>NULL | NULL <text:s text:c="2"/>| <text:s text:c="5"/>| BTREE <text:s text:c="5"/>| <text:s text:c="8"/>| <text:s text:c="14"/>|</text:p>
      <text:p text:style-name="Standard">| COMPANY | <text:s text:c="9"/>0 | PRIMARY <text:s/>| <text:s text:c="11"/>2 | city <text:s text:c="8"/>| A <text:s text:c="8"/>| <text:s text:c="10"/>1 | <text:s text:c="4"/>NULL | NULL <text:s text:c="2"/>| <text:s text:c="5"/>| BTREE <text:s text:c="5"/>| <text:s text:c="8"/>| <text:s text:c="14"/>|</text:p>
      <text:p text:style-name="Standard">| COMPANY | <text:s text:c="9"/>1 | idx_name | <text:s text:c="11"/>1 | company_name | A <text:s text:c="8"/>| <text:s text:c="10"/>1 | <text:s text:c="4"/>NULL | NULL <text:s text:c="2"/>| <text:s text:c="5"/>| BTREE <text:s text:c="5"/>| <text:s text:c="8"/>| <text:s text:c="14"/>|</text:p>
      <text:p text:style-name="Standard">| COMPANY | <text:s text:c="9"/>1 | place <text:s text:c="3"/>| <text:s text:c="11"/>1 | city <text:s text:c="8"/>| A <text:s text:c="8"/>| <text:s text:c="10"/>1 | <text:s text:c="4"/>NULL | NULL <text:s text:c="2"/>| <text:s text:c="5"/>| BTREE <text:s text:c="5"/>| <text:s text:c="8"/>| <text:s text:c="14"/>|</text:p>
      <text:p text:style-name="Standard"><text:soft-page-break/>+---------+------------+----------+--------------+--------------+-----------+-------------+----------+--------+------+------------+---------+---------------+</text:p>
      <text:p text:style-name="Standard">4 rows in set (0.00 sec)</text:p>
      <text:p text:style-name="Standard"/>
      <text:p text:style-name="Standard">mysql&gt; INSERT INTO high_employees(name,email_id)</text:p>
      <text:p text:style-name="Standard"><text:s text:c="4"/>-&gt; VALUES('harry', 'harry@gmail.com');</text:p>
      <text:p text:style-name="Standard">ERROR 1054 (42S22): Unknown column 'name' in 'field list'</text:p>
      <text:p text:style-name="Standard">mysql&gt; INSERT INTO high_employees(company_name,email_id) VALUES('TCS', 'harry@gmail.com');</text:p>
      <text:p text:style-name="Standard">Query OK, 1 row affected (0.03 sec)</text:p>
      <text:p text:style-name="Standard"/>
      <text:p text:style-name="Standard">mysql&gt; SELECT * FROM high_employees;</text:p>
      <text:p text:style-name="Standard">+--------------+----------------+</text:p>
      <text:p text:style-name="Standard">| company_name | email_id <text:s text:c="6"/>|</text:p>
      <text:p text:style-name="Standard">+--------------+----------------+</text:p>
      <text:p text:style-name="Standard">| ZS <text:s text:c="10"/>| John@gmail.com |</text:p>
      <text:p text:style-name="Standard">+--------------+----------------+</text:p>
      <text:p text:style-name="Standard">1 row in set (0.00 sec)</text:p>
      <text:p text:style-name="Standard"/>
      <text:p text:style-name="Standard">mysql&gt; CREATE VIEW SALARY_employees AS SELECT company_name,email_id <text:s/>FROM WORKS WHERE company_name = 'oracle' AND salary &gt; 50000;</text:p>
      <text:p text:style-name="Standard">Query OK, 0 rows affected (0.03 sec)</text:p>
      <text:p text:style-name="Standard"/>
      <text:p text:style-name="Standard">mysql&gt; SELECT * FROM SALARY_employees;</text:p>
      <text:p text:style-name="Standard">+--------------+-----------------+</text:p>
      <text:p text:style-name="Standard">| company_name | email_id <text:s text:c="7"/>|</text:p>
      <text:p text:style-name="Standard">+--------------+-----------------+</text:p>
      <text:p text:style-name="Standard">| oracle <text:s text:c="6"/>| rishi@gmail.com |</text:p>
      <text:p text:style-name="Standard">+--------------+-----------------+</text:p>
      <text:p text:style-name="Standard">1 row in set (0.00 sec)</text:p>
      <text:p text:style-name="Standard"/>
      <text:p text:style-name="Standard">mysql&gt; INSERT INTO SALARY_employees(company_name,email_id) VALUES('oracle', 'harry</text:p>
      <text:p text:style-name="Standard">ERROR 1062 (23000): Duplicate entry 'harry@gmail.com' for key 'PRIMARY'</text:p>
      <text:p text:style-name="Standard">mysql&gt; INSERT INTO SALARY_employees(company_name,email_id) VALUES('oracle', 'hitesh@gmail.com');</text:p>
      <text:p text:style-name="Standard">Query OK, 1 row affected (0.03 sec)</text:p>
      <text:p text:style-name="Standard"/>
      <text:p text:style-name="Standard">mysql&gt; SELECT * FROM SALARY_employees; <text:s text:c="41"/>+--------------+-----------------+</text:p>
      <text:p text:style-name="Standard">| company_name | email_id <text:s text:c="7"/>|</text:p>
      <text:p text:style-name="Standard">+--------------+-----------------+</text:p>
      <text:p text:style-name="Standard">| oracle <text:s text:c="6"/>| rishi@gmail.com |</text:p>
      <text:p text:style-name="Standard">+--------------+-----------------+</text:p>
      <text:p text:style-name="Standard">1 row in set (0.00 sec)</text:p>
      <text:p text:style-name="Standard"/>
      <text:p text:style-name="Standard">mysql&gt; CREATE TABLE sequence( id INT AUTO_INCREMENT PRIMARY KEY, name VARCHAR(50));</text:p>
      <text:p text:style-name="Standard">Query OK, 0 rows affected (0.27 sec)</text:p>
      <text:p text:style-name="Standard"/>
      <text:p text:style-name="Standard">mysql&gt; INSERT INTO sequence (name) VALUES ('test1'),('test2');</text:p>
      <text:p text:style-name="Standard">Query OK, 2 rows affected (0.04 sec)</text:p>
      <text:p text:style-name="Standard">Records: 2 <text:s/>Duplicates: 0 <text:s/>Warnings: 0</text:p>
      <text:p text:style-name="Standard"><text:soft-page-break/></text:p>
      <text:p text:style-name="Standard">mysql&gt; SELECT * FROM sequence;</text:p>
      <text:p text:style-name="Standard">+----+-------+</text:p>
      <text:p text:style-name="Standard">| id | name <text:s/>|</text:p>
      <text:p text:style-name="Standard">+----+-------+</text:p>
      <text:p text:style-name="Standard">| <text:s/>1 | test1 |</text:p>
      <text:p text:style-name="Standard">| <text:s/>2 | test2 |</text:p>
      <text:p text:style-name="Standard">+----+-------+</text:p>
      <text:p text:style-name="Standard">2 rows in set (0.00 sec)</text:p>
      <text:p text:style-name="Standard"/>
      <text:p text:style-name="Standard">mysql&gt; INSERT INTO SALARY_emplyees (company_name , email_id)</text:p>
      <text:p text:style-name="Standard"><text:s text:c="4"/>-&gt; VALUES('oracle','shruti@gmail.com');</text:p>
      <text:p text:style-name="Standard">ERROR 1146 (42S02): Table 'student_tb.SALARY_emplyees' doesn't exist</text:p>
      <text:p text:style-name="Standard">mysql&gt; INSERT INTO SALARY_employees (company_name , email_id) VALUES('oracle','shruti@gmail.com');</text:p>
      <text:p text:style-name="Standard">Query OK, 1 row affected (0.05 sec)</text:p>
      <text:p text:style-name="Standard"/>
      <text:p text:style-name="Standard">mysql&gt; SELECT * FROM SALARY_employees;</text:p>
      <text:p text:style-name="Standard">+--------------+-----------------+</text:p>
      <text:p text:style-name="Standard">| company_name | email_id <text:s text:c="7"/>|</text:p>
      <text:p text:style-name="Standard">+--------------+-----------------+</text:p>
      <text:p text:style-name="Standard">| oracle <text:s text:c="6"/>| rishi@gmail.com |</text:p>
      <text:p text:style-name="Standard">+--------------+-----------------+</text:p>
      <text:p text:style-name="Standard">1 row in set (0.00 sec)</text:p>
      <text:p text:style-name="Standard"/>
      <text:p text:style-name="Standard">mysql&gt; SHOW CREATE VIEW SALARY_employee;</text:p>
      <text:p text:style-name="Standard">ERROR 1146 (42S02): Table 'student_tb.SALARY_employee' doesn't exist</text:p>
      <text:p text:style-name="Standard">mysql&gt; SHOW CREATE VIEW SALARY_employees;</text:p>
      <text:p text:style-name="Standard">+----------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+----------------------+----------------------+</text:p>
      <text:p text:style-name="Standard">| View <text:s text:c="12"/>| Create View <text:s text:c="259"/>| character_set_client | collation_connection |</text:p>
      <text:p text:style-name="Standard">+----------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+----------------------+----------------------+</text:p>
      <text:p text:style-name="Standard">| SALARY_employees | CREATE ALGORITHM=UNDEFINED DEFINER=`root`@`localhost` SQL SECURITY DEFINER VIEW `SALARY_employees` AS select `WORKS`.`company_name` AS `company_name`,`WORKS`.`email_id` AS `email_id` from `WORKS` where ((`WORKS`.`company_name` = 'oracle') and (`WORKS`.`salary` &gt; 50000)) | utf8 <text:s text:c="16"/>| utf8_general_ci <text:s text:c="5"/>|</text:p>
      <text:p text:style-name="Standard">+----------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+----------------------+----------------------+</text:p>
      <text:p text:style-name="Standard">1 row in set (0.00 sec)</text:p>
      <text:p text:style-name="Standard"/>
      <text:p text:style-name="Standard">mysql&gt; SELECT * FROM WORKS WHERE company_name ='oracle' AND email_id = 'shruti@gmail.com';</text:p>
      <text:p text:style-name="Standard">+--------------+--------+------------------+</text:p>
      <text:p text:style-name="Standard"><text:soft-page-break/>| company_name | salary | email_id <text:s text:c="8"/>|</text:p>
      <text:p text:style-name="Standard">+--------------+--------+------------------+</text:p>
      <text:p text:style-name="Standard">| oracle <text:s text:c="6"/>| <text:s text:c="2"/>NULL | shruti@gmail.com |</text:p>
      <text:p text:style-name="Standard">+--------------+--------+------------------+</text:p>
      <text:p text:style-name="Standard">1 row in set (0.00 sec)</text:p>
      <text:p text:style-name="Standard"/>
      <text:p text:style-name="Standard">mysql&gt; SELECT * FROM SALARY_employees;</text:p>
      <text:p text:style-name="Standard">+--------------+-----------------+</text:p>
      <text:p text:style-name="Standard">| company_name | email_id <text:s text:c="7"/>|</text:p>
      <text:p text:style-name="Standard">+--------------+-----------------+</text:p>
      <text:p text:style-name="Standard">| oracle <text:s text:c="6"/>| rishi@gmail.com |</text:p>
      <text:p text:style-name="Standard">+--------------+-----------------+</text:p>
      <text:p text:style-name="Standard">1 row in set (0.00 sec)</text:p>
      <text:p text:style-name="Standard"/>
      <text:p text:style-name="Standard">mysql&gt; UPDATE WORKS </text:p>
      <text:p text:style-name="Standard"><text:s text:c="4"/>-&gt; SET salary= 70000</text:p>
      <text:p text:style-name="Standard"><text:s text:c="4"/>-&gt; WHERE company_name= 'oracle' AND email_id='shruti@gmail.com';</text:p>
      <text:p text:style-name="Standard">Query OK, 1 row affected (0.05 sec)</text:p>
      <text:p text:style-name="Standard">Rows matched: 1 <text:s/>Changed: 1 <text:s/>Warnings: 0</text:p>
      <text:p text:style-name="Standard"/>
      <text:p text:style-name="Standard">mysql&gt; SELECT * FROM WORKS;</text:p>
      <text:p text:style-name="Standard">+--------------+---------+------------------+</text:p>
      <text:p text:style-name="Standard">| company_name | salary <text:s/>| email_id <text:s text:c="8"/>|</text:p>
      <text:p text:style-name="Standard">+--------------+---------+------------------+</text:p>
      <text:p text:style-name="Standard">| TCS <text:s text:c="9"/>| <text:s text:c="3"/>NULL | harry@gmail.com <text:s/>|</text:p>
      <text:p text:style-name="Standard">| oracle <text:s text:c="6"/>| <text:s text:c="3"/>NULL | hitesh@gmail.com |</text:p>
      <text:p text:style-name="Standard">| ZS <text:s text:c="10"/>| <text:s text:c="2"/>60000 | John@gmail.com <text:s text:c="2"/>|</text:p>
      <text:p text:style-name="Standard">| oracle <text:s text:c="6"/>| 1000000 | rishi@gmail.com <text:s/>|</text:p>
      <text:p text:style-name="Standard">| oracle <text:s text:c="6"/>| <text:s text:c="2"/>70000 | shruti@gmail.com |</text:p>
      <text:p text:style-name="Standard">| ZS <text:s text:c="10"/>| <text:s text:c="2"/>40000 | somil@gmail.com <text:s/>|</text:p>
      <text:p text:style-name="Standard">| ZS <text:s text:c="10"/>| <text:s text:c="2"/>20000 | sunita@gmail.com |</text:p>
      <text:p text:style-name="Standard">| Mastercard <text:s text:c="2"/>| <text:s/>200000 | tanmay@gmail.com |</text:p>
      <text:p text:style-name="Standard">+--------------+---------+------------------+</text:p>
      <text:p text:style-name="Standard">8 rows in set (0.00 sec)</text:p>
      <text:p text:style-name="Standard"/>
      <text:p text:style-name="Standard">mysql&gt; UPDATE SALARY_employees</text:p>
      <text:p text:style-name="Standard"><text:s text:c="4"/>-&gt; SET salary = 80000</text:p>
      <text:p text:style-name="Standard"><text:s text:c="4"/>-&gt; </text:p>
      <text:p text:style-name="Standard"><text:s text:c="4"/>-&gt; </text:p>
      <text:p text:style-name="Standard"><text:s text:c="4"/>-&gt; WHERE company_name = 'oracle' AND email_id ='John@gmail.com';</text:p>
      <text:p text:style-name="Standard">ERROR 1054 (42S22): Unknown column 'salary' in 'field list'</text:p>
      <text:p text:style-name="Standard">mysql&gt; UPDATE WORKS SET salary = 80000 <text:s text:c="2"/>WHERE company_name = 'oracle' AND email_id ='John@gmail.com';</text:p>
      <text:p text:style-name="Standard">Query OK, 0 rows affected (0.00 sec)</text:p>
      <text:p text:style-name="Standard">Rows matched: 0 <text:s/>Changed: 0 <text:s/>Warnings: 0</text:p>
      <text:p text:style-name="Standard"/>
      <text:p text:style-name="Standard">mysql&gt; SELECT * FROM WORKS;</text:p>
      <text:p text:style-name="Standard">+--------------+---------+------------------+</text:p>
      <text:p text:style-name="Standard">| company_name | salary <text:s/>| email_id <text:s text:c="8"/>|</text:p>
      <text:p text:style-name="Standard">+--------------+---------+------------------+</text:p>
      <text:p text:style-name="Standard">| TCS <text:s text:c="9"/>| <text:s text:c="3"/>NULL | harry@gmail.com <text:s/>|</text:p>
      <text:p text:style-name="Standard">| oracle <text:s text:c="6"/>| <text:s text:c="3"/>NULL | hitesh@gmail.com |</text:p>
      <text:p text:style-name="Standard"><text:soft-page-break/>| ZS <text:s text:c="10"/>| <text:s text:c="2"/>60000 | John@gmail.com <text:s text:c="2"/>|</text:p>
      <text:p text:style-name="Standard">| oracle <text:s text:c="6"/>| 1000000 | rishi@gmail.com <text:s/>|</text:p>
      <text:p text:style-name="Standard">| oracle <text:s text:c="6"/>| <text:s text:c="2"/>70000 | shruti@gmail.com |</text:p>
      <text:p text:style-name="Standard">| ZS <text:s text:c="10"/>| <text:s text:c="2"/>40000 | somil@gmail.com <text:s/>|</text:p>
      <text:p text:style-name="Standard">| ZS <text:s text:c="10"/>| <text:s text:c="2"/>20000 | sunita@gmail.com |</text:p>
      <text:p text:style-name="Standard">| Mastercard <text:s text:c="2"/>| <text:s/>200000 | tanmay@gmail.com |</text:p>
      <text:p text:style-name="Standard">+--------------+---------+------------------+</text:p>
      <text:p text:style-name="Standard">8 rows in set (0.00 sec)</text:p>
      <text:p text:style-name="Standard"/>
      <text:p text:style-name="Standard">mysql&gt; UPDATE WORKS SET salary = 80000 <text:s text:c="2"/>WHERE company_name = 'oracle' AND email_id ='hitesh@gmail.com';</text:p>
      <text:p text:style-name="Standard">Query OK, 1 row affected (0.06 sec)</text:p>
      <text:p text:style-name="Standard">Rows matched: 1 <text:s/>Changed: 1 <text:s/>Warnings: 0</text:p>
      <text:p text:style-name="Standard"/>
      <text:p text:style-name="Standard">mysql&gt; SELECT * FROM WORKS; <text:s text:c="52"/>+--------------+---------+------------------+</text:p>
      <text:p text:style-name="Standard">| company_name | salary <text:s/>| email_id <text:s text:c="8"/>|</text:p>
      <text:p text:style-name="Standard">+--------------+---------+------------------+</text:p>
      <text:p text:style-name="Standard">| TCS <text:s text:c="9"/>| <text:s text:c="3"/>NULL | harry@gmail.com <text:s/>|</text:p>
      <text:p text:style-name="Standard">| oracle <text:s text:c="6"/>| <text:s text:c="2"/>80000 | hitesh@gmail.com |</text:p>
      <text:p text:style-name="Standard">| ZS <text:s text:c="10"/>| <text:s text:c="2"/>60000 | John@gmail.com <text:s text:c="2"/>|</text:p>
      <text:p text:style-name="Standard">| oracle <text:s text:c="6"/>| 1000000 | rishi@gmail.com <text:s/>|</text:p>
      <text:p text:style-name="Standard">| oracle <text:s text:c="6"/>| <text:s text:c="2"/>70000 | shruti@gmail.com |</text:p>
      <text:p text:style-name="Standard">| ZS <text:s text:c="10"/>| <text:s text:c="2"/>40000 | somil@gmail.com <text:s/>|</text:p>
      <text:p text:style-name="Standard">| ZS <text:s text:c="10"/>| <text:s text:c="2"/>20000 | sunita@gmail.com |</text:p>
      <text:p text:style-name="Standard">| Mastercard <text:s text:c="2"/>| <text:s/>200000 | tanmay@gmail.com |</text:p>
      <text:p text:style-name="Standard">+--------------+---------+------------------+</text:p>
      <text:p text:style-name="Standard">8 rows in set (0.00 sec)</text:p>
      <text:p text:style-name="Standard"/>
      <text:p text:style-name="Standard">mysql&gt; UPDATE WORKS SET salary = 10000 <text:s text:c="2"/>WHERE company_name = 'TCS' AND email_id ='harry@gmail.com';</text:p>
      <text:p text:style-name="Standard">Query OK, 1 row affected (0.05 sec)</text:p>
      <text:p text:style-name="Standard">Rows matched: 1 <text:s/>Changed: 1 <text:s/>Warnings: 0</text:p>
      <text:p text:style-name="Standard"/>
      <text:p text:style-name="Standard">mysql&gt; SELECT * FROM WORKS; <text:s text:c="52"/>+--------------+---------+------------------+</text:p>
      <text:p text:style-name="Standard">| company_name | salary <text:s/>| email_id <text:s text:c="8"/>|</text:p>
      <text:p text:style-name="Standard">+--------------+---------+------------------+</text:p>
      <text:p text:style-name="Standard">| TCS <text:s text:c="9"/>| <text:s text:c="2"/>10000 | harry@gmail.com <text:s/>|</text:p>
      <text:p text:style-name="Standard">| oracle <text:s text:c="6"/>| <text:s text:c="2"/>80000 | hitesh@gmail.com |</text:p>
      <text:p text:style-name="Standard">| ZS <text:s text:c="10"/>| <text:s text:c="2"/>60000 | John@gmail.com <text:s text:c="2"/>|</text:p>
      <text:p text:style-name="Standard">| oracle <text:s text:c="6"/>| 1000000 | rishi@gmail.com <text:s/>|</text:p>
      <text:p text:style-name="Standard">| oracle <text:s text:c="6"/>| <text:s text:c="2"/>70000 | shruti@gmail.com |</text:p>
      <text:p text:style-name="Standard">| ZS <text:s text:c="10"/>| <text:s text:c="2"/>40000 | somil@gmail.com <text:s/>|</text:p>
      <text:p text:style-name="Standard">| ZS <text:s text:c="10"/>| <text:s text:c="2"/>20000 | sunita@gmail.com |</text:p>
      <text:p text:style-name="Standard">| Mastercard <text:s text:c="2"/>| <text:s/>200000 | tanmay@gmail.com |</text:p>
      <text:p text:style-name="Standard">+--------------+---------+------------------+</text:p>
      <text:p text:style-name="Standard">8 rows in set (0.00 sec)</text:p>
      <text:p text:style-name="Standard"/>
      <text:p text:style-name="Standard">mysql&gt; CREATE VIEW ORACLE AS </text:p>
      <text:p text:style-name="Standard"><text:s text:c="4"/>-&gt; </text:p>
      <text:p text:style-name="Standard"><text:s text:c="4"/>-&gt; SELECT company_name,salary,email_id</text:p>
      <text:p text:style-name="Standard"><text:soft-page-break/><text:s text:c="4"/>-&gt; FROM WORKS</text:p>
      <text:p text:style-name="Standard"><text:s text:c="4"/>-&gt; WHERE salary&gt;50000;</text:p>
      <text:p text:style-name="Standard">Query OK, 0 rows affected (0.05 sec)</text:p>
      <text:p text:style-name="Standard"/>
      <text:p text:style-name="Standard">mysql&gt; SELECT DISTINCT* FROM ORACLE;</text:p>
      <text:p text:style-name="Standard">+--------------+---------+------------------+</text:p>
      <text:p text:style-name="Standard">| company_name | salary <text:s/>| email_id <text:s text:c="8"/>|</text:p>
      <text:p text:style-name="Standard">+--------------+---------+------------------+</text:p>
      <text:p text:style-name="Standard">| oracle <text:s text:c="6"/>| <text:s text:c="2"/>80000 | hitesh@gmail.com |</text:p>
      <text:p text:style-name="Standard">| ZS <text:s text:c="10"/>| <text:s text:c="2"/>60000 | John@gmail.com <text:s text:c="2"/>|</text:p>
      <text:p text:style-name="Standard">| oracle <text:s text:c="6"/>| 1000000 | rishi@gmail.com <text:s/>|</text:p>
      <text:p text:style-name="Standard">| oracle <text:s text:c="6"/>| <text:s text:c="2"/>70000 | shruti@gmail.com |</text:p>
      <text:p text:style-name="Standard">| Mastercard <text:s text:c="2"/>| <text:s/>200000 | tanmay@gmail.com |</text:p>
      <text:p text:style-name="Standard">+--------------+---------+------------------+</text:p>
      <text:p text:style-name="Standard">5 rows in set (0.01 sec)</text:p>
      <text:p text:style-name="Standard"/>
      <text:p text:style-name="Standard">mysql&gt; CREATE VIEW ORACLE_ONLY <text:s/>AS <text:s text:c="2"/>SELECT company_name,salary,email_id FROM WORKS WHERE company_name ='oracle' AND salary&gt;50000;</text:p>
      <text:p text:style-name="Standard">Query OK, 0 rows affected (0.04 sec)</text:p>
      <text:p text:style-name="Standard"/>
      <text:p text:style-name="Standard">mysql&gt; SELECT DISTINCT* FROM ORACLE_ONLY ;</text:p>
      <text:p text:style-name="Standard">+--------------+---------+------------------+</text:p>
      <text:p text:style-name="Standard">| company_name | salary <text:s/>| email_id <text:s text:c="8"/>|</text:p>
      <text:p text:style-name="Standard">+--------------+---------+------------------+</text:p>
      <text:p text:style-name="Standard">| oracle <text:s text:c="6"/>| <text:s text:c="2"/>80000 | hitesh@gmail.com |</text:p>
      <text:p text:style-name="Standard">| oracle <text:s text:c="6"/>| 1000000 | rishi@gmail.com <text:s/>|</text:p>
      <text:p text:style-name="Standard">| oracle <text:s text:c="6"/>| <text:s text:c="2"/>70000 | shruti@gmail.com |</text:p>
      <text:p text:style-name="Standard">+--------------+---------+------------------+</text:p>
      <text:p text:style-name="Standard">3 rows in set (0.00 sec)</text:p>
      <text:p text:style-name="Standard"/>
      <text:p text:style-name="Standard">mysql&gt; DROP VIEW ORACLE_ONLY;</text:p>
      <text:p text:style-name="Standard">Query OK, 0 rows affected (0.00 sec)</text:p>
      <text:p text:style-name="Standard"/>
      <text:p text:style-name="Standard">mysql&gt; CREATE VIEW ORACLE_HIGH_SALARY <text:s/>AS <text:s text:c="2"/>SELECT company_name,salary,email_id FROM WORKS WHERE company_name ='oracle' AND salary&gt;50000;</text:p>
      <text:p text:style-name="Standard">Query OK, 0 rows affected (0.04 sec)</text:p>
      <text:p text:style-name="Standard"/>
      <text:p text:style-name="Standard">mysql&gt; SELECT DISTINCT* FROM ORACLE_HIGH_SALARY ;</text:p>
      <text:p text:style-name="Standard">+--------------+---------+------------------+</text:p>
      <text:p text:style-name="Standard">| company_name | salary <text:s/>| email_id <text:s text:c="8"/>|</text:p>
      <text:p text:style-name="Standard">+--------------+---------+------------------+</text:p>
      <text:p text:style-name="Standard">| oracle <text:s text:c="6"/>| <text:s text:c="2"/>80000 | hitesh@gmail.com |</text:p>
      <text:p text:style-name="Standard">| oracle <text:s text:c="6"/>| 1000000 | rishi@gmail.com <text:s/>|</text:p>
      <text:p text:style-name="Standard">| oracle <text:s text:c="6"/>| <text:s text:c="2"/>70000 | shruti@gmail.com |</text:p>
      <text:p text:style-name="Standard">+--------------+---------+------------------+</text:p>
      <text:p text:style-name="Standard">3 rows in set (0.00 sec)</text:p>
      <text:p text:style-name="Standard"/>
      <text:p text:style-name="Standard">mysql&gt; INSERT INTO ORACLE_HIGH_SALARIES (company_name, salary,email_id)</text:p>
      <text:p text:style-name="Standard"><text:s text:c="4"/>-&gt; VALUES ('oracle',90000,'tanvi@gmail.com');</text:p>
      <text:p text:style-name="Standard">ERROR 1146 (42S02): Table 'student_tb.ORACLE_HIGH_SALARIES' doesn't exist</text:p>
      <text:p text:style-name="Standard"><text:soft-page-break/>mysql&gt; INSERT INTO ORACLE_HIGH_SALARY (company_name, salary,email_id) VALUES ('oracle',90000,'tanvi@gmail.com');</text:p>
      <text:p text:style-name="Standard">Query OK, 1 row affected (0.02 sec)</text:p>
      <text:p text:style-name="Standard"/>
      <text:p text:style-name="Standard">mysql&gt; SELECT DISTINCT* FROM ORACLE_HIGH_SALARY ;</text:p>
      <text:p text:style-name="Standard">+--------------+---------+------------------+</text:p>
      <text:p text:style-name="Standard">| company_name | salary <text:s/>| email_id <text:s text:c="8"/>|</text:p>
      <text:p text:style-name="Standard">+--------------+---------+------------------+</text:p>
      <text:p text:style-name="Standard">| oracle <text:s text:c="6"/>| <text:s text:c="2"/>80000 | hitesh@gmail.com |</text:p>
      <text:p text:style-name="Standard">| oracle <text:s text:c="6"/>| 1000000 | rishi@gmail.com <text:s/>|</text:p>
      <text:p text:style-name="Standard">| oracle <text:s text:c="6"/>| <text:s text:c="2"/>70000 | shruti@gmail.com |</text:p>
      <text:p text:style-name="Standard">| oracle <text:s text:c="6"/>| <text:s text:c="2"/>90000 | tanvi@gmail.com <text:s/>|</text:p>
      <text:p text:style-name="Standard">+--------------+---------+------------------+</text:p>
      <text:p text:style-name="Standard">4 rows in set (0.00 sec)</text:p>
      <text:p text:style-name="Standard"/>
      <text:p text:style-name="Standard">mysql&gt; UPDATE ORACLE_HIGH_SALARY </text:p>
      <text:p text:style-name="Standard"><text:s text:c="4"/>-&gt; SET salary= 100000</text:p>
      <text:p text:style-name="Standard"><text:s text:c="4"/>-&gt; WHERE email_id = 'rishi@gmail.com';</text:p>
      <text:p text:style-name="Standard">Query OK, 1 row affected (0.04 sec)</text:p>
      <text:p text:style-name="Standard">Rows matched: 1 <text:s/>Changed: 1 <text:s/>Warnings: 0</text:p>
      <text:p text:style-name="Standard"/>
      <text:p text:style-name="Standard">mysql&gt; SELECT DISTINCT* FROM ORACLE_HIGH_SALARY ;</text:p>
      <text:p text:style-name="Standard">+--------------+--------+------------------+</text:p>
      <text:p text:style-name="Standard">| company_name | salary | email_id <text:s text:c="8"/>|</text:p>
      <text:p text:style-name="Standard">+--------------+--------+------------------+</text:p>
      <text:p text:style-name="Standard">| oracle <text:s text:c="6"/>| <text:s/>80000 | hitesh@gmail.com |</text:p>
      <text:p text:style-name="Standard">| oracle <text:s text:c="6"/>| 100000 | rishi@gmail.com <text:s/>|</text:p>
      <text:p text:style-name="Standard">| oracle <text:s text:c="6"/>| <text:s/>70000 | shruti@gmail.com |</text:p>
      <text:p text:style-name="Standard">| oracle <text:s text:c="6"/>| <text:s/>90000 | tanvi@gmail.com <text:s/>|</text:p>
      <text:p text:style-name="Standard">+--------------+--------+------------------+</text:p>
      <text:p text:style-name="Standard">4 rows in set (0.00 sec)</text:p>
      <text:p text:style-name="Standard"/>
      <text:p text:style-name="Standard">mysql&gt; DELETE FROM ORACLE_HIGH_SALARY</text:p>
      <text:p text:style-name="Standard"><text:s text:c="4"/>-&gt; WHERE email_id= 'hitesh@gmail.com';</text:p>
      <text:p text:style-name="Standard">Query OK, 1 row affected (0.03 sec)</text:p>
      <text:p text:style-name="Standard"/>
      <text:p text:style-name="Standard">mysql&gt; SELECT DISTINCT* FROM ORACLE_HIGH_SALARY ; <text:s text:c="30"/>+--------------+--------+------------------+</text:p>
      <text:p text:style-name="Standard">| company_name | salary | email_id <text:s text:c="8"/>|</text:p>
      <text:p text:style-name="Standard">+--------------+--------+------------------+</text:p>
      <text:p text:style-name="Standard">| oracle <text:s text:c="6"/>| 100000 | rishi@gmail.com <text:s/>|</text:p>
      <text:p text:style-name="Standard">| oracle <text:s text:c="6"/>| <text:s/>70000 | shruti@gmail.com |</text:p>
      <text:p text:style-name="Standard">| oracle <text:s text:c="6"/>| <text:s/>90000 | tanvi@gmail.com <text:s/>|</text:p>
      <text:p text:style-name="Standard">+--------------+--------+------------------+</text:p>
      <text:p text:style-name="Standard">3 rows in set (0.00 sec)</text:p>
      <text:p text:style-name="Standard"/>
      <text:p text:style-name="Standard">mysql&gt; SELECT DISTINCT* FROM WORKS <text:s/>;</text:p>
      <text:p text:style-name="Standard">+--------------+--------+------------------+</text:p>
      <text:p text:style-name="Standard">| company_name | salary | email_id <text:s text:c="8"/>|</text:p>
      <text:p text:style-name="Standard">+--------------+--------+------------------+</text:p>
      <text:p text:style-name="Standard">| TCS <text:s text:c="9"/>| <text:s/>10000 | harry@gmail.com <text:s/>|</text:p>
      <text:p text:style-name="Standard">| ZS <text:s text:c="10"/>| <text:s/>60000 | John@gmail.com <text:s text:c="2"/>|</text:p>
      <text:p text:style-name="Standard"><text:soft-page-break/>| oracle <text:s text:c="6"/>| 100000 | rishi@gmail.com <text:s/>|</text:p>
      <text:p text:style-name="Standard">| oracle <text:s text:c="6"/>| <text:s/>70000 | shruti@gmail.com |</text:p>
      <text:p text:style-name="Standard">| ZS <text:s text:c="10"/>| <text:s/>40000 | somil@gmail.com <text:s/>|</text:p>
      <text:p text:style-name="Standard">| ZS <text:s text:c="10"/>| <text:s/>20000 | sunita@gmail.com |</text:p>
      <text:p text:style-name="Standard">| Mastercard <text:s text:c="2"/>| 200000 | tanmay@gmail.com |</text:p>
      <text:p text:style-name="Standard">| oracle <text:s text:c="6"/>| <text:s/>90000 | tanvi@gmail.com <text:s/>|</text:p>
      <text:p text:style-name="Standard">+--------------+--------+------------------+</text:p>
      <text:p text:style-name="Standard">8 rows in set (0.00 sec)</text:p>
      <text:p text:style-name="Standard"/>
      <text:p text:style-name="Standard">mysql&gt; INSERT INTO EMPLOYEE VALUES('harry','vc','chicago','harry@gmail.com');</text:p>
      <text:p text:style-name="Standard">Query OK, 1 row affected (0.04 sec)</text:p>
      <text:p text:style-name="Standard"/>
      <text:p text:style-name="Standard">mysql&gt; SELECT DISTINCT* FROM EMPLOYEE <text:s/>;</text:p>
      <text:p text:style-name="Standard">+--------+--------+----------+------------------+</text:p>
      <text:p text:style-name="Standard">| name <text:s text:c="2"/>| street | city <text:s text:c="4"/>| email_id <text:s text:c="8"/>|</text:p>
      <text:p text:style-name="Standard">+--------+--------+----------+------------------+</text:p>
      <text:p text:style-name="Standard">| ram <text:s text:c="3"/>| mg <text:s text:c="4"/>| pune <text:s text:c="4"/>| ram@gmail.com <text:s text:c="3"/>|</text:p>
      <text:p text:style-name="Standard">| rishi <text:s/>| fc <text:s text:c="4"/>| pune <text:s text:c="4"/>| rishi@gmail.com <text:s/>|</text:p>
      <text:p text:style-name="Standard">| somil <text:s/>| break <text:s/>| mumbai <text:s text:c="2"/>| somil@gmail.com <text:s/>|</text:p>
      <text:p text:style-name="Standard">| tanmay | won <text:s text:c="3"/>| mumbai <text:s text:c="2"/>| tanmay@gmail.com |</text:p>
      <text:p text:style-name="Standard">| ramesh | bakshi | jamnagar | ramesh@gmail.com |</text:p>
      <text:p text:style-name="Standard">| sunita | tano <text:s text:c="2"/>| jaipur <text:s text:c="2"/>| sunita@gmail.com |</text:p>
      <text:p text:style-name="Standard">| harry <text:s/>| vc <text:s text:c="4"/>| chicago <text:s/>| harry@gmail.com <text:s/>|</text:p>
      <text:p text:style-name="Standard">+--------+--------+----------+------------------+</text:p>
      <text:p text:style-name="Standard">7 rows in set (0.00 sec)</text:p>
      <text:p text:style-name="Standard"/>
      <text:p text:style-name="Standard">mysql&gt; SELECT DISTINCT* FROM COMPANY <text:s/>;</text:p>
      <text:p text:style-name="Standard">+--------------+------+</text:p>
      <text:p text:style-name="Standard">| company_name | city |</text:p>
      <text:p text:style-name="Standard">+--------------+------+</text:p>
      <text:p text:style-name="Standard">| oracle <text:s text:c="6"/>| pune |</text:p>
      <text:p text:style-name="Standard">+--------------+------+</text:p>
      <text:p text:style-name="Standard">1 row in set (0.00 sec)</text:p>
      <text:p text:style-name="Standard"/>
      <text:p text:style-name="Standard">mysql&gt; INSERT INTO COMPANY VALUES('TCS','chicago'),('ZS','mumbai');</text:p>
      <text:p text:style-name="Standard">Query OK, 2 rows affected (0.03 sec)</text:p>
      <text:p text:style-name="Standard">Records: 2 <text:s/>Duplicates: 0 <text:s/>Warnings: 0</text:p>
      <text:p text:style-name="Standard"/>
      <text:p text:style-name="Standard">mysql&gt; SELECT DISTINCT* FROM COMPANY <text:s/>;</text:p>
      <text:p text:style-name="Standard">+--------------+---------+</text:p>
      <text:p text:style-name="Standard">| company_name | city <text:s text:c="3"/>|</text:p>
      <text:p text:style-name="Standard">+--------------+---------+</text:p>
      <text:p text:style-name="Standard">| oracle <text:s text:c="6"/>| pune <text:s text:c="3"/>|</text:p>
      <text:p text:style-name="Standard">| TCS <text:s text:c="9"/>| chicago |</text:p>
      <text:p text:style-name="Standard">| ZS <text:s text:c="10"/>| mumbai <text:s/>|</text:p>
      <text:p text:style-name="Standard">+--------------+---------+</text:p>
      <text:p text:style-name="Standard">3 rows in set (0.01 sec)</text:p>
      <text:p text:style-name="Standard"/>
      <text:p text:style-name="Standard">mysql&gt; SELECT DISTINCT* FROM MANAGES <text:s/>;</text:p>
      <text:p text:style-name="Standard">+-----------------+-----------+</text:p>
      <text:p text:style-name="Standard">| email_id <text:s text:c="7"/>| dept_name |</text:p>
      <text:p text:style-name="Standard">+-----------------+-----------+</text:p>
      <text:p text:style-name="Standard"><text:soft-page-break/>| rishi@gmail.com | HR <text:s text:c="7"/>|</text:p>
      <text:p text:style-name="Standard">+-----------------+-----------+</text:p>
      <text:p text:style-name="Standard">1 row in set (0.01 sec)</text:p>
      <text:p text:style-name="Standard"/>
      <text:p text:style-name="Standard">mysql&gt; INSERT INTO MANAGES VALUES('somil@gmail.com','financial analyst'),('sunita@gmai.com','data analyst');</text:p>
      <text:p text:style-name="Standard">Query OK, 2 rows affected (0.04 sec)</text:p>
      <text:p text:style-name="Standard">Records: 2 <text:s/>Duplicates: 0 <text:s/>Warnings: 0</text:p>
      <text:p text:style-name="Standard"/>
      <text:p text:style-name="Standard">mysql&gt; SELECT DISTINCT* FROM MANAGES <text:s/>; <text:s text:c="39"/>+-----------------+-------------------+</text:p>
      <text:p text:style-name="Standard">| email_id <text:s text:c="7"/>| dept_name <text:s text:c="8"/>|</text:p>
      <text:p text:style-name="Standard">+-----------------+-------------------+</text:p>
      <text:p text:style-name="Standard">| sunita@gmai.com | data analyst <text:s text:c="5"/>|</text:p>
      <text:p text:style-name="Standard">| somil@gmail.com | financial analyst |</text:p>
      <text:p text:style-name="Standard">| rishi@gmail.com | HR <text:s text:c="15"/>|</text:p>
      <text:p text:style-name="Standard">+-----------------+-------------------+</text:p>
      <text:p text:style-name="Standard">3 rows in set (0.00 sec)</text:p>
      <text:p text:style-name="Standard"/>
      <text:p text:style-name="Standard">mysql&gt; UPDATE MANAGES </text:p>
      <text:p text:style-name="Standard"><text:s text:c="4"/>-&gt; SET dept_name = 'data architect'</text:p>
      <text:p text:style-name="Standard"><text:s text:c="4"/>-&gt; WHERE dept_name = 'HR';</text:p>
      <text:p text:style-name="Standard">Query OK, 1 row affected (0.04 sec)</text:p>
      <text:p text:style-name="Standard">Rows matched: 1 <text:s/>Changed: 1 <text:s/>Warnings: 0</text:p>
      <text:p text:style-name="Standard"/>
      <text:p text:style-name="Standard">mysql&gt; SELECT DISTINCT* FROM MANAGES <text:s/>;</text:p>
      <text:p text:style-name="Standard">+-----------------+-------------------+</text:p>
      <text:p text:style-name="Standard">| email_id <text:s text:c="7"/>| dept_name <text:s text:c="8"/>|</text:p>
      <text:p text:style-name="Standard">+-----------------+-------------------+</text:p>
      <text:p text:style-name="Standard">| sunita@gmai.com | data analyst <text:s text:c="5"/>|</text:p>
      <text:p text:style-name="Standard">| rishi@gmail.com | data architect <text:s text:c="3"/>|</text:p>
      <text:p text:style-name="Standard">| somil@gmail.com | financial analyst |</text:p>
      <text:p text:style-name="Standard">+-----------------+-------------------+</text:p>
      <text:p text:style-name="Standard">3 rows in set (0.00 sec)</text:p>
      <text:p text:style-name="Standard"/>
      <text:p text:style-name="Standard">mysql&gt; SELECT DISTINCT* FROM EMPLOYEE ;</text:p>
      <text:p text:style-name="Standard">+--------+--------+----------+------------------+</text:p>
      <text:p text:style-name="Standard">| name <text:s text:c="2"/>| street | city <text:s text:c="4"/>| email_id <text:s text:c="8"/>|</text:p>
      <text:p text:style-name="Standard">+--------+--------+----------+------------------+</text:p>
      <text:p text:style-name="Standard">| ram <text:s text:c="3"/>| mg <text:s text:c="4"/>| pune <text:s text:c="4"/>| ram@gmail.com <text:s text:c="3"/>|</text:p>
      <text:p text:style-name="Standard">| rishi <text:s/>| fc <text:s text:c="4"/>| pune <text:s text:c="4"/>| rishi@gmail.com <text:s/>|</text:p>
      <text:p text:style-name="Standard">| somil <text:s/>| break <text:s/>| mumbai <text:s text:c="2"/>| somil@gmail.com <text:s/>|</text:p>
      <text:p text:style-name="Standard">| tanmay | won <text:s text:c="3"/>| mumbai <text:s text:c="2"/>| tanmay@gmail.com |</text:p>
      <text:p text:style-name="Standard">| ramesh | bakshi | jamnagar | ramesh@gmail.com |</text:p>
      <text:p text:style-name="Standard">| sunita | tano <text:s text:c="2"/>| jaipur <text:s text:c="2"/>| sunita@gmail.com |</text:p>
      <text:p text:style-name="Standard">| harry <text:s/>| vc <text:s text:c="4"/>| chicago <text:s/>| harry@gmail.com <text:s/>|</text:p>
      <text:p text:style-name="Standard">+--------+--------+----------+------------------+</text:p>
      <text:p text:style-name="Standard">7 rows in set (0.00 sec)</text:p>
      <text:p text:style-name="Standard"/>
      <text:p text:style-name="Standard">mysql&gt; SELECT DISTINCT* FROM COMPANY;</text:p>
      <text:p text:style-name="Standard">+--------------+---------+</text:p>
      <text:p text:style-name="Standard">| company_name | city <text:s text:c="3"/>|</text:p>
      <text:p text:style-name="Standard"><text:soft-page-break/>+--------------+---------+</text:p>
      <text:p text:style-name="Standard">| oracle <text:s text:c="6"/>| pune <text:s text:c="3"/>|</text:p>
      <text:p text:style-name="Standard">| TCS <text:s text:c="9"/>| chicago |</text:p>
      <text:p text:style-name="Standard">| ZS <text:s text:c="10"/>| mumbai <text:s/>|</text:p>
      <text:p text:style-name="Standard">+--------------+---------+</text:p>
      <text:p text:style-name="Standard">3 rows in set (0.00 sec)</text:p>
      <text:p text:style-name="Standard"/>
      <text:p text:style-name="Standard">mysql&gt; INSERT INTO EMPLOYEE( street , city ) </text:p>
      <text:p text:style-name="Standard"><text:s text:c="4"/>-&gt; VALUES ('oldtown' , 'ottawa');</text:p>
      <text:p text:style-name="Standard">Query OK, 1 row affected (0.03 sec)</text:p>
      <text:p text:style-name="Standard"/>
      <text:p text:style-name="Standard">mysql&gt; SELECT DISTINCT* FROM EMPLOYEE;</text:p>
      <text:p text:style-name="Standard">+--------+---------+----------+------------------+</text:p>
      <text:p text:style-name="Standard">| name <text:s text:c="2"/>| street <text:s/>| city <text:s text:c="4"/>| email_id <text:s text:c="8"/>|</text:p>
      <text:p text:style-name="Standard">+--------+---------+----------+------------------+</text:p>
      <text:p text:style-name="Standard">| ram <text:s text:c="3"/>| mg <text:s text:c="5"/>| pune <text:s text:c="4"/>| ram@gmail.com <text:s text:c="3"/>|</text:p>
      <text:p text:style-name="Standard">| rishi <text:s/>| fc <text:s text:c="5"/>| pune <text:s text:c="4"/>| rishi@gmail.com <text:s/>|</text:p>
      <text:p text:style-name="Standard">| somil <text:s/>| break <text:s text:c="2"/>| mumbai <text:s text:c="2"/>| somil@gmail.com <text:s/>|</text:p>
      <text:p text:style-name="Standard">| tanmay | won <text:s text:c="4"/>| mumbai <text:s text:c="2"/>| tanmay@gmail.com |</text:p>
      <text:p text:style-name="Standard">| ramesh | bakshi <text:s/>| jamnagar | ramesh@gmail.com |</text:p>
      <text:p text:style-name="Standard">| sunita | tano <text:s text:c="3"/>| jaipur <text:s text:c="2"/>| sunita@gmail.com |</text:p>
      <text:p text:style-name="Standard">| harry <text:s/>| vc <text:s text:c="5"/>| chicago <text:s/>| harry@gmail.com <text:s/>|</text:p>
      <text:p text:style-name="Standard">| NULL <text:s text:c="2"/>| oldtown | ottawa <text:s text:c="2"/>| NULL <text:s text:c="12"/>|</text:p>
      <text:p text:style-name="Standard">+--------+---------+----------+------------------+</text:p>
      <text:p text:style-name="Standard">8 rows in set (0.00 sec)</text:p>
      <text:p text:style-name="Standard"/>
      <text:p text:style-name="Standard">mysql&gt; INSERT INTO EMPLOYEE( street , city, email_id ) <text:s/>VALUES ('oldtown' , 'ottmysql&gt; INSERT INTO EMPLOYEE( street , city, email_id ) <text:s/>VALUES ('oldtown' , 'otawa','john@gmail.com');</text:p>
      <text:p text:style-name="Standard">ERROR 1064 (42000): You have an error in your SQL syntax; check the manual that corresponds to your MySQL server version for the right syntax to use near ''john@gmail.com')' at line 1</text:p>
      <text:p text:style-name="Standard">mysql&gt; INSERT INTO EMPLOYEE( street , city, email_id ) <text:s/>VALUES ('oldtown' ,'ottawa' ,'john@gmail.com');</text:p>
      <text:p text:style-name="Standard">Query OK, 1 row affected (0.03 sec)</text:p>
      <text:p text:style-name="Standard"/>
      <text:p text:style-name="Standard">mysql&gt; SELECT DISTINCT* FROM EMPLOYEE; <text:s text:c="48"/>+--------+---------+----------+------------------+</text:p>
      <text:p text:style-name="Standard">| name <text:s text:c="2"/>| street <text:s/>| city <text:s text:c="4"/>| email_id <text:s text:c="8"/>|</text:p>
      <text:p text:style-name="Standard">+--------+---------+----------+------------------+</text:p>
      <text:p text:style-name="Standard">| ram <text:s text:c="3"/>| mg <text:s text:c="5"/>| pune <text:s text:c="4"/>| ram@gmail.com <text:s text:c="3"/>|</text:p>
      <text:p text:style-name="Standard">| rishi <text:s/>| fc <text:s text:c="5"/>| pune <text:s text:c="4"/>| rishi@gmail.com <text:s/>|</text:p>
      <text:p text:style-name="Standard">| somil <text:s/>| break <text:s text:c="2"/>| mumbai <text:s text:c="2"/>| somil@gmail.com <text:s/>|</text:p>
      <text:p text:style-name="Standard">| tanmay | won <text:s text:c="4"/>| mumbai <text:s text:c="2"/>| tanmay@gmail.com |</text:p>
      <text:p text:style-name="Standard">| ramesh | bakshi <text:s/>| jamnagar | ramesh@gmail.com |</text:p>
      <text:p text:style-name="Standard">| sunita | tano <text:s text:c="3"/>| jaipur <text:s text:c="2"/>| sunita@gmail.com |</text:p>
      <text:p text:style-name="Standard">| harry <text:s/>| vc <text:s text:c="5"/>| chicago <text:s/>| harry@gmail.com <text:s/>|</text:p>
      <text:p text:style-name="Standard">| NULL <text:s text:c="2"/>| oldtown | ottawa <text:s text:c="2"/>| NULL <text:s text:c="12"/>|</text:p>
      <text:p text:style-name="Standard">| NULL <text:s text:c="2"/>| oldtown | ottawa <text:s text:c="2"/>| john@gmail.com <text:s text:c="2"/>|</text:p>
      <text:p text:style-name="Standard">+--------+---------+----------+------------------+</text:p>
      <text:p text:style-name="Standard">9 rows in set (0.00 sec)</text:p>
      <text:p text:style-name="Standard"/>
      <text:p text:style-name="Standard">mysql&gt; ALTER EMPLOYEE </text:p>
      <text:p text:style-name="Standard"><text:soft-page-break/><text:s text:c="4"/>-&gt; DROP WHERE email_id is NULL;</text:p>
      <text:p text:style-name="Standard">ERROR 1064 (42000): You have an error in your SQL syntax; check the manual that corresponds to your MySQL server version for the right syntax to use near 'EMPLOYEE </text:p>
      <text:p text:style-name="Standard">DROP WHERE email_id is NULL' at line 1</text:p>
      <text:p text:style-name="Standard">mysql&gt; DELETE FROM EMPLOYEE</text:p>
      <text:p text:style-name="Standard"><text:s text:c="4"/>-&gt; WHERE email_id is NULL;</text:p>
      <text:p text:style-name="Standard">Query OK, 1 row affected (0.03 sec)</text:p>
      <text:p text:style-name="Standard"/>
      <text:p text:style-name="Standard">mysql&gt; SELECT DISTINCT* FROM EMPLOYEE;</text:p>
      <text:p text:style-name="Standard">+--------+---------+----------+------------------+</text:p>
      <text:p text:style-name="Standard">| name <text:s text:c="2"/>| street <text:s/>| city <text:s text:c="4"/>| email_id <text:s text:c="8"/>|</text:p>
      <text:p text:style-name="Standard">+--------+---------+----------+------------------+</text:p>
      <text:p text:style-name="Standard">| ram <text:s text:c="3"/>| mg <text:s text:c="5"/>| pune <text:s text:c="4"/>| ram@gmail.com <text:s text:c="3"/>|</text:p>
      <text:p text:style-name="Standard">| rishi <text:s/>| fc <text:s text:c="5"/>| pune <text:s text:c="4"/>| rishi@gmail.com <text:s/>|</text:p>
      <text:p text:style-name="Standard">| somil <text:s/>| break <text:s text:c="2"/>| mumbai <text:s text:c="2"/>| somil@gmail.com <text:s/>|</text:p>
      <text:p text:style-name="Standard">| tanmay | won <text:s text:c="4"/>| mumbai <text:s text:c="2"/>| tanmay@gmail.com |</text:p>
      <text:p text:style-name="Standard">| ramesh | bakshi <text:s/>| jamnagar | ramesh@gmail.com |</text:p>
      <text:p text:style-name="Standard">| sunita | tano <text:s text:c="3"/>| jaipur <text:s text:c="2"/>| sunita@gmail.com |</text:p>
      <text:p text:style-name="Standard">| harry <text:s/>| vc <text:s text:c="5"/>| chicago <text:s/>| harry@gmail.com <text:s/>|</text:p>
      <text:p text:style-name="Standard">| NULL <text:s text:c="2"/>| oldtown | ottawa <text:s text:c="2"/>| john@gmail.com <text:s text:c="2"/>|</text:p>
      <text:p text:style-name="Standard">+--------+---------+----------+------------------+</text:p>
      <text:p text:style-name="Standard">8 rows in set (0.00 sec)</text:p>
      <text:p text:style-name="Standard"/>
      <text:p text:style-name="Standard">mysql&gt; ALTER TABLE EMPLOYEE</text:p>
      <text:p text:style-name="Standard"><text:s text:c="4"/>-&gt; ADD PRIMARY KEY (email_id);</text:p>
      <text:p text:style-name="Standard">Query OK, 0 rows affected (0.73 sec)</text:p>
      <text:p text:style-name="Standard">Records: 0 <text:s/>Duplicates: 0 <text:s/>Warnings: 0</text:p>
      <text:p text:style-name="Standard"/>
      <text:p text:style-name="Standard">mysql&gt; ALTER TABLE WORKS ADD PRIMARY KEY (email_id);</text:p>
      <text:p text:style-name="Standard">ERROR 1068 (42000): Multiple primary key defined</text:p>
      <text:p text:style-name="Standard">mysql&gt; ALTER TABLE COMPANY ADD PRIMARY KEY (company_name);</text:p>
      <text:p text:style-name="Standard">ERROR 1068 (42000): Multiple primary key defined</text:p>
      <text:p text:style-name="Standard">mysql&gt; SHOW INDEX FROM EMPLOYEE WHERE key_name ='PRIMARY';</text:p>
      <text:p text:style-name="Standard">+----------+------------+----------+--------------+-------------+-----------+-------------+----------+--------+------+------------+---------+---------------+</text:p>
      <text:p text:style-name="Standard">| Table <text:s text:c="3"/>| Non_unique | Key_name | Seq_in_index | Column_name | Collation | Cardinality | Sub_part | Packed | Null | Index_type | Comment | Index_comment |</text:p>
      <text:p text:style-name="Standard">+----------+------------+----------+--------------+-------------+-----------+-------------+----------+--------+------+------------+---------+---------------+</text:p>
      <text:p text:style-name="Standard">| EMPLOYEE | <text:s text:c="9"/>0 | PRIMARY <text:s/>| <text:s text:c="11"/>1 | email_id <text:s text:c="3"/>| A <text:s text:c="8"/>| <text:s text:c="10"/>8 | <text:s text:c="4"/>NULL | NULL <text:s text:c="2"/>| <text:s text:c="5"/>| BTREE <text:s text:c="5"/>| <text:s text:c="8"/>| <text:s text:c="14"/>|</text:p>
      <text:p text:style-name="Standard">+----------+------------+----------+--------------+-------------+-----------+-------------+----------+--------+------+------------+---------+---------------+</text:p>
      <text:p text:style-name="Standard">1 row in set (0.00 sec)</text:p>
      <text:p text:style-name="Standard"/>
      <text:p text:style-name="Standard">mysql&gt; SELECT * FROM EMPLOYEE;</text:p>
      <text:p text:style-name="Standard">+--------+---------+----------+------------------+</text:p>
      <text:p text:style-name="Standard">| name <text:s text:c="2"/>| street <text:s/>| city <text:s text:c="4"/>| email_id <text:s text:c="8"/>|</text:p>
      <text:p text:style-name="Standard">+--------+---------+----------+------------------+</text:p>
      <text:p text:style-name="Standard">| harry <text:s/>| vc <text:s text:c="5"/>| chicago <text:s/>| harry@gmail.com <text:s/>|</text:p>
      <text:p text:style-name="Standard">| NULL <text:s text:c="2"/>| oldtown | ottawa <text:s text:c="2"/>| john@gmail.com <text:s text:c="2"/>|</text:p>
      <text:p text:style-name="Standard">| ram <text:s text:c="3"/>| mg <text:s text:c="5"/>| pune <text:s text:c="4"/>| ram@gmail.com <text:s text:c="3"/>|</text:p>
      <text:p text:style-name="Standard"><text:soft-page-break/>| ramesh | bakshi <text:s/>| jamnagar | ramesh@gmail.com |</text:p>
      <text:p text:style-name="Standard">| rishi <text:s/>| fc <text:s text:c="5"/>| pune <text:s text:c="4"/>| rishi@gmail.com <text:s/>|</text:p>
      <text:p text:style-name="Standard">| somil <text:s/>| break <text:s text:c="2"/>| mumbai <text:s text:c="2"/>| somil@gmail.com <text:s/>|</text:p>
      <text:p text:style-name="Standard">| sunita | tano <text:s text:c="3"/>| jaipur <text:s text:c="2"/>| sunita@gmail.com |</text:p>
      <text:p text:style-name="Standard">| tanmay | won <text:s text:c="4"/>| mumbai <text:s text:c="2"/>| tanmay@gmail.com |</text:p>
      <text:p text:style-name="Standard">+--------+---------+----------+------------------+</text:p>
      <text:p text:style-name="Standard">8 rows in set (0.00 sec)</text:p>
      <text:p text:style-name="Standard"/>
      <text:p text:style-name="Standard">mysql&gt; SELECT * FROM COMPANY ;</text:p>
      <text:p text:style-name="Standard">+--------------+---------+</text:p>
      <text:p text:style-name="Standard">| company_name | city <text:s text:c="3"/>|</text:p>
      <text:p text:style-name="Standard">+--------------+---------+</text:p>
      <text:p text:style-name="Standard">| oracle <text:s text:c="6"/>| pune <text:s text:c="3"/>|</text:p>
      <text:p text:style-name="Standard">| TCS <text:s text:c="9"/>| chicago |</text:p>
      <text:p text:style-name="Standard">| ZS <text:s text:c="10"/>| mumbai <text:s/>|</text:p>
      <text:p text:style-name="Standard">+--------------+---------+</text:p>
      <text:p text:style-name="Standard">3 rows in set (0.00 sec)</text:p>
      <text:p text:style-name="Standard"/>
      <text:p text:style-name="Standard">mysql&gt; SELECT email_id , name FROM EMPLOYEE;</text:p>
      <text:p text:style-name="Standard">+------------------+--------+</text:p>
      <text:p text:style-name="Standard">| email_id <text:s text:c="8"/>| name <text:s text:c="2"/>|</text:p>
      <text:p text:style-name="Standard">+------------------+--------+</text:p>
      <text:p text:style-name="Standard">| john@gmail.com <text:s text:c="2"/>| NULL <text:s text:c="2"/>|</text:p>
      <text:p text:style-name="Standard">| harry@gmail.com <text:s/>| harry <text:s/>|</text:p>
      <text:p text:style-name="Standard">| ram@gmail.com <text:s text:c="3"/>| ram <text:s text:c="3"/>|</text:p>
      <text:p text:style-name="Standard">| ramesh@gmail.com | ramesh |</text:p>
      <text:p text:style-name="Standard">| rishi@gmail.com <text:s/>| rishi <text:s/>|</text:p>
      <text:p text:style-name="Standard">| somil@gmail.com <text:s/>| somil <text:s/>|</text:p>
      <text:p text:style-name="Standard">| sunita@gmail.com | sunita |</text:p>
      <text:p text:style-name="Standard">| tanmay@gmail.com | tanmay |</text:p>
      <text:p text:style-name="Standard">+------------------+--------+</text:p>
      <text:p text:style-name="Standard">8 rows in set (0.01 sec)</text:p>
      <text:p text:style-name="Standard"/>
      <text:p text:style-name="Standard">mysql&gt; SELECT email_id , dept_name FROM MANAGES;</text:p>
      <text:p text:style-name="Standard">+-----------------+-------------------+</text:p>
      <text:p text:style-name="Standard">| email_id <text:s text:c="7"/>| dept_name <text:s text:c="8"/>|</text:p>
      <text:p text:style-name="Standard">+-----------------+-------------------+</text:p>
      <text:p text:style-name="Standard">| sunita@gmai.com | data analyst <text:s text:c="5"/>|</text:p>
      <text:p text:style-name="Standard">| rishi@gmail.com | data architect <text:s text:c="3"/>|</text:p>
      <text:p text:style-name="Standard">| somil@gmail.com | financial analyst |</text:p>
      <text:p text:style-name="Standard">+-----------------+-------------------+</text:p>
      <text:p text:style-name="Standard">3 rows in set (0.00 sec)</text:p>
      <text:p text:style-name="Standard"/>
      <text:p text:style-name="Standard">mysql&gt; SELECT city FROM COMPANY WHERE company_name ='oracle' ;</text:p>
      <text:p text:style-name="Standard">+------+</text:p>
      <text:p text:style-name="Standard">| city |</text:p>
      <text:p text:style-name="Standard">+------+</text:p>
      <text:p text:style-name="Standard">| pune |</text:p>
      <text:p text:style-name="Standard">+------+</text:p>
      <text:p text:style-name="Standard">1 row in set (0.00 sec)</text:p>
      <text:p text:style-name="Standard"/>
      <text:p text:style-name="Standard">mysql&gt; INSERT INTO COMPANY <text:s/>VALUES('oracle','mumbai '),('oracle','noida ');</text:p>
      <text:p text:style-name="Standard"><text:soft-page-break/>Query OK, 2 rows affected (0.04 sec)</text:p>
      <text:p text:style-name="Standard">Records: 2 <text:s/>Duplicates: 0 <text:s/>Warnings: 0</text:p>
      <text:p text:style-name="Standard"/>
      <text:p text:style-name="Standard">mysql&gt; SELECT * FROM COMPANY ;</text:p>
      <text:p text:style-name="Standard">+--------------+---------+</text:p>
      <text:p text:style-name="Standard">| company_name | city <text:s text:c="3"/>|</text:p>
      <text:p text:style-name="Standard">+--------------+---------+</text:p>
      <text:p text:style-name="Standard">| oracle <text:s text:c="6"/>| mumbai <text:s/>|</text:p>
      <text:p text:style-name="Standard">| oracle <text:s text:c="6"/>| noida <text:s text:c="2"/>|</text:p>
      <text:p text:style-name="Standard">| oracle <text:s text:c="6"/>| pune <text:s text:c="3"/>|</text:p>
      <text:p text:style-name="Standard">| TCS <text:s text:c="9"/>| chicago |</text:p>
      <text:p text:style-name="Standard">| ZS <text:s text:c="10"/>| mumbai <text:s/>|</text:p>
      <text:p text:style-name="Standard">+--------------+---------+</text:p>
      <text:p text:style-name="Standard">5 rows in set (0.00 sec)</text:p>
      <text:p text:style-name="Standard"/>
      <text:p text:style-name="Standard">mysql&gt; SELECT city FROM COMPANY WHERE company_name ='oracle' ;</text:p>
      <text:p text:style-name="Standard">+---------+</text:p>
      <text:p text:style-name="Standard">| city <text:s text:c="3"/>|</text:p>
      <text:p text:style-name="Standard">+---------+</text:p>
      <text:p text:style-name="Standard">| mumbai <text:s/>|</text:p>
      <text:p text:style-name="Standard">| noida <text:s text:c="2"/>|</text:p>
      <text:p text:style-name="Standard">| pune <text:s text:c="3"/>|</text:p>
      <text:p text:style-name="Standard">+---------+</text:p>
      <text:p text:style-name="Standard">3 rows in set (0.00 sec)</text:p>
      <text:p text:style-name="Standard"/>
      <text:p text:style-name="Standard">mysql&gt; UPDATE EMPLOYEE <text:s/>SET street = 'oxford' AND city = 'jamnanagar' WHERE email_id='ramesh@gmail.com';</text:p>
      <text:p text:style-name="Standard">ERROR 1292 (22007): Truncated incorrect DOUBLE value: 'oxford'</text:p>
      <text:p text:style-name="Standard">mysql&gt; tee rd;</text:p>
      <text:p text:style-name="Standard">Logging to file 'rd'</text:p>
      <text:p text:style-name="Standard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0T12:59:32.487429880</meta:creation-date>
    <dc:date>2025-07-10T13:01:00.339981943</dc:date>
    <meta:editing-duration>PT1M28S</meta:editing-duration>
    <meta:editing-cycles>1</meta:editing-cycles>
    <meta:document-statistic meta:table-count="0" meta:image-count="0" meta:object-count="0" meta:page-count="16" meta:paragraph-count="652" meta:word-count="4257" meta:character-count="31127" meta:non-whitespace-character-count="24698"/>
    <meta:generator>LibreOffice/6.0.7.3$Linux_X86_64 LibreOffice_project/00m0$Build-3</meta:generator>
  </office:meta>
</office:document-meta>
</file>